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fill="solid" draw:fill-color="#808000"/>
    </style:style>
    <style:style style:name="gr5" style:family="graphic" style:parent-style-name="standard">
      <style:graphic-properties draw:stroke="none" dr3d:vertical-segments="14" dr3d:close-front="true" dr3d:close-back="tru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4cm" fo:min-width="1.35cm"/>
    </style:style>
    <style:style style:name="gr7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00ff00" draw:fill="solid" draw:fill-color="#008000" draw:textarea-horizontal-align="center" draw:textarea-vertical-align="middle"/>
    </style:style>
    <style:style style:name="gr9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4.822cm"/>
    </style:style>
    <style:style style:name="gr11" style:family="graphic" style:parent-style-name="standard">
      <style:graphic-properties draw:stroke="none" svg:stroke-color="#000000" draw:fill="none" draw:fill-color="#ffffff" fo:min-height="0.476cm"/>
    </style:style>
    <style:style style:name="gr12" style:family="graphic" style:parent-style-name="standard">
      <style:graphic-properties draw:stroke="none" svg:stroke-color="#000000" draw:fill="none" draw:fill-color="#ffffff" fo:min-height="1.279cm"/>
    </style:style>
    <style:style style:name="gr13" style:family="graphic" style:parent-style-name="standard">
      <style:graphic-properties draw:stroke="none" svg:stroke-color="#000000" draw:fill="none" draw:fill-color="#ffffff" fo:min-height="0.579cm"/>
    </style:style>
    <style:style style:name="P1" style:family="paragraph">
      <style:paragraph-properties fo:margin-left="0cm" fo:margin-right="0cm" fo:text-indent="0cm"/>
      <style:text-properties fo:font-family="'Times New Roman'" style:font-style-name="標準" style:font-family-generic="roman" style:font-pitch="variable" fo:font-size="16pt" style:font-family-asian="IPAゴシック" style:font-style-name-asian="標準" style:font-family-generic-asian="modern" style:font-pitch-asian="fixed" style:font-size-asian="16pt"/>
    </style:style>
    <style:style style:name="P2" style:family="paragraph">
      <style:paragraph-properties fo:margin-left="0cm" fo:margin-right="0cm" fo:text-indent="0cm"/>
      <style:text-properties fo:font-family="'Times New Roman'" style:font-style-name="標準" style:font-family-generic="roman" style:font-pitch="variable" fo:font-size="16pt" style:font-family-asian="IPAゴシック" style:font-style-name-asian="標準" style:font-family-generic-asian="modern" style:font-pitch-asian="fixed" style:font-size-asian="16pt" style:font-size-complex="48pt"/>
    </style:style>
    <style:style style:name="P3" style:family="paragraph">
      <style:paragraph-properties fo:text-align="center"/>
      <style:text-properties fo:font-family="'Times New Roman'" style:font-style-name="標準" style:font-family-generic="roman" style:font-pitch="variable" fo:font-size="16pt" style:font-family-asian="IPAゴシック" style:font-style-name-asian="標準" style:font-family-generic-asian="modern" style:font-pitch-asian="fixed" style:font-size-asian="16pt"/>
    </style:style>
    <style:style style:name="P4" style:family="paragraph">
      <style:paragraph-properties fo:margin-left="0cm" fo:margin-right="0cm" fo:text-indent="0cm"/>
      <style:text-properties fo:font-family="'Times New Roman'" style:font-style-name="標準" style:font-family-generic="roman" style:font-pitch="variable" fo:font-size="16pt" style:font-family-asian="IPAゴシック" style:font-style-name-asian="標準" style:font-family-generic-asian="modern" style:font-pitch-asian="fixed" style:font-size-asian="16pt" style:font-size-complex="44pt"/>
    </style:style>
    <style:style style:name="T1" style:family="text">
      <style:text-properties style:font-size-complex="48pt"/>
    </style:style>
    <style:style style:name="T2" style:family="text">
      <style:text-properties fo:font-style="italic" style:font-style-asian="italic" style:font-size-complex="48pt" style:font-style-complex="italic"/>
    </style:style>
    <style:style style:name="T3" style:family="text">
      <style:text-properties style:text-position="super 58%" style:font-size-complex="48pt"/>
    </style:style>
    <style:style style:name="T4" style:family="text">
      <style:text-properties style:font-size-complex="44pt"/>
    </style:style>
    <style:style style:name="T5" style:family="text">
      <style:text-properties fo:color="#ff0000" fo:font-style="italic" fo:font-weight="bold" style:font-style-asian="italic" style:font-weight-asian="bold" style:font-size-complex="5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g>
          <dr3d:scene draw:style-name="gr1" svg:width="4.401cm" svg:height="4.393cm" svg:x="1.108cm" svg:y="0.955cm" dr3d:transform="matrix (0.999849809332604 0 0.0173308619969119 0 1 0 -0.0173308619969119 0 0.999849809332604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3d:scene draw:style-name="gr3" svg:width="0.363cm" svg:height="0.362cm" svg:x="3.252cm" svg:y="3.04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4" draw:layer="layout"/>
          </dr3d:scene>
          <dr3d:scene draw:style-name="gr1" svg:width="2.901cm" svg:height="1.896cm" svg:x="2.655cm" svg:y="2.173cm" dr3d:transform="matrix (0.766771744485766 -0.640954444044341 -0.0351922224086357 -0.284077511552013 -0.289656877284707 -0.91400156502715 0.575639695720044 0.710827893446426 -0.404181452580217 -0.816089140092576cm -0.75250752856016cm -1.05801363166261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5" draw:layer="layout" dr3d:transform="matrix (-0.1083553508 0.0233561591675756 0.449643813903766 -0.213573312938084 0.32975547797883 -0.0685957011332947 -0.349712554354661 -0.241420959732796 -0.0717335792175607 0.0694103552411352cm -0.548829483273017cm 1.37704710011517cm)" svg:viewBox="0 -5000 2500 10000" svg:d="m0 5000 125-500 125-500 250-1000 500-2000 500-2000 500-2000 500-2000h-500-500-500-500-250-250z"/>
          </dr3d:scene>
          <draw:frame draw:style-name="gr6" draw:text-style-name="P2" draw:layer="layout" svg:width="2.14cm" svg:height="0.89cm" svg:x="2.778cm" svg:y="2.1cm">
            <draw:text-box>
              <text:p text:style-name="P1"><text:span text:style-name="T1">半径 </text:span><text:span text:style-name="T2">r</text:span></text:p>
            </draw:text-box>
          </draw:frame>
          <draw:line draw:style-name="gr7" draw:text-style-name="P3" draw:layer="layout" svg:x1="4.893cm" svg:y1="3.409cm" svg:x2="5.655cm" svg:y2="3.525cm">
            <text:p/>
          </draw:line>
          <draw:ellipse draw:style-name="gr8" draw:text-style-name="P3" draw:layer="layout" svg:width="0.607cm" svg:height="0.693cm" svg:x="4.383cm" svg:y="2.838cm">
            <text:p/>
          </draw:ellipse>
          <draw:line draw:style-name="gr9" draw:text-style-name="P3" draw:layer="layout" svg:x1="5.057cm" svg:y1="4.08cm" svg:x2="4.793cm" svg:y2="3.27cm">
            <text:p/>
          </draw:line>
          <draw:frame draw:style-name="gr10" draw:text-style-name="P2" draw:layer="layout" svg:width="5.325cm" svg:height="0.89cm" svg:x="1.745cm" svg:y="4.135cm">
            <draw:text-box>
              <text:p text:style-name="P1"><text:span text:style-name="T1">球の表面の一部 </text:span><text:span text:style-name="T1">d</text:span><text:span text:style-name="T2">S</text:span></text:p>
            </draw:text-box>
          </draw:frame>
          <draw:frame draw:style-name="gr11" draw:text-style-name="P2" draw:layer="layout" svg:width="3cm" svg:height="0.856cm" svg:x="0.3cm" svg:y="2.423cm">
            <draw:text-box>
              <text:p text:style-name="P1"><text:span text:style-name="T1">点電荷</text:span></text:p>
            </draw:text-box>
          </draw:frame>
          <draw:line draw:style-name="gr9" draw:text-style-name="P3" draw:layer="layout" svg:x1="2.19cm" svg:y1="2.814cm" svg:x2="3.403cm" svg:y2="3.267cm">
            <text:p/>
          </draw:line>
          <draw:frame draw:style-name="gr12" draw:text-style-name="P2" draw:layer="layout" svg:width="3.583cm" svg:height="1.553cm" svg:x="4.117cm" svg:y="0.57cm">
            <draw:text-box>
              <text:p text:style-name="P1"><text:span text:style-name="T1">球の表面積</text:span><text:span text:style-name="T1">: <text:s/></text:span><text:span text:style-name="T2">S </text:span><text:span text:style-name="T1">= 4π</text:span><text:span text:style-name="T2">r</text:span><text:span text:style-name="T3">2</text:span></text:p>
            </draw:text-box>
          </draw:frame>
          <draw:line draw:style-name="gr9" draw:text-style-name="P3" draw:layer="layout" svg:x1="4.3cm" svg:y1="1.3cm" svg:x2="3.8cm" svg:y2="1.8cm">
            <text:p/>
          </draw:line>
          <draw:line draw:style-name="gr7" draw:text-style-name="P3" draw:layer="layout" svg:x1="3.585cm" svg:y1="3.224cm" svg:x2="5.707cm" svg:y2="2.771cm">
            <text:p/>
          </draw:line>
          <draw:frame draw:style-name="gr13" draw:text-style-name="P4" draw:layer="layout" svg:width="1.971cm" svg:height="1.521cm" svg:x="5.473cm" svg:y="2.099cm">
            <draw:text-box>
              <text:p text:style-name="P1"><text:span text:style-name="T4">電場</text:span><text:span text:style-name="T4">: </text:span><text:span text:style-name="T5">E</text:span></text:p>
            </draw:text-box>
          </draw:frame>
          <draw:line draw:style-name="gr9" draw:text-style-name="P3" draw:layer="layout" svg:x1="3.413cm" svg:y1="3.208cm" svg:x2="4.702cm" svg:y2="2.85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0.3cm" fo:margin-left="0.3cm" fo:margin-right="0.3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菅谷 千慧</meta:initial-creator>
    <meta:creation-date>2011-08-17T04:33:38</meta:creation-date>
    <dc:date>2011-08-18T22:00:42.63</dc:date>
    <meta:editing-cycles>9</meta:editing-cycles>
    <meta:editing-duration>PT00H43M46S</meta:editing-duration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